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title">
      <style:graphic-properties draw:fill-color="#ffffff" draw:auto-grow-height="true" fo:min-height="3.506cm"/>
    </style:style>
    <style:style style:name="pr9" style:family="presentation" style:parent-style-name="Blue-outline1">
      <style:graphic-properties draw:fill-color="#ffffff" draw:auto-grow-height="true" fo:min-height="13.859cm"/>
    </style:style>
    <style:style style:name="pr10" style:family="presentation" style:parent-style-name="Blue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text:enable-numbering="true" fo:margin-left="1.2cm" fo:margin-right="0cm" fo:text-indent="-0.9cm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3.507cm" svg:x="1.27cm" svg:y="0.303cm" presentation:class="title" presentation:user-transformed="true">
          <draw:text-box>
            <text:p text:style-name="P1"><text:span text:style-name="T1">And Now For Something Completely Different...</text:span></text:p>
          </draw:text-box>
        </draw:frame>
        <draw:frame presentation:style-name="pr2" draw:text-style-name="P1" draw:layer="layout" svg:width="25.199cm" svg:height="13.86cm" svg:x="1.27cm" svg:y="6.35cm" presentation:class="subtitle" presentation:user-transformed="true">
          <draw:text-box>
            <text:p text:style-name="P1"><text:span text:style-name="T2">Purdue Linux Users Group</text:span></text:p>
            <text:p text:style-name="P1"><text:span text:style-name="T2">CSWN</text:span></text:p>
            <text:p text:style-name="P1"/>
            <text:p text:style-name="P1"><text:span text:style-name="T3">Speaker: Spencer Julian</text:span></text:p>
            <text:p text:style-name="P1"/>
          </draw:text-box>
        </draw:frame>
        <draw:frame draw:style-name="gr1" draw:text-style-name="P4" draw:layer="layout" svg:width="14.605cm" svg:height="3.088cm" svg:x="6.985cm" svg:y="4.445cm">
          <draw:text-box>
            <text:p text:style-name="P3"><text:span text:style-name="T4">Python</text:span></text:p>
          </draw:text-box>
        </draw:frame>
        <anim:par presentation:node-type="timing-root">
          <anim:par smil:begin="id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xml:id="id2" draw:id="id2">
        <office:forms form:automatic-focus="false" form:apply-design-mode="false"/>
        <draw:frame presentation:style-name="pr4" draw:text-style-name="P1" draw:layer="layout" svg:width="25.199cm" svg:height="3.506cm" svg:x="1.301cm" svg:y="0cm" presentation:class="title">
          <draw:text-box>
            <text:p text:style-name="P1">Outline</text:p>
          </draw:text-box>
        </draw:frame>
        <draw:frame presentation:style-name="pr5" draw:text-style-name="P6" draw:layer="layout" svg:width="25.199cm" svg:height="13.609cm" svg:x="1.27cm" svg:y="4.809cm" presentation:class="outline" presentation:user-transformed="true">
          <draw:text-box>
            <text:list text:style-name="L3">
              <text:list-item>
                <text:p text:style-name="P6">Interpeter walk through</text:p>
              </text:list-item>
              <text:list-item>
                <text:p text:style-name="P6">Example 1: Guess the Number</text:p>
              </text:list-item>
              <text:list-item>
                <text:p text:style-name="P6">Example 2: Sorting lots of numbers</text:p>
              </text:list-item>
              <text:list-item>
                <text:p text:style-name="P6">Example 3: Grabbing files from the intertubes.</text:p>
              </text:list-item>
            </text:list>
          </draw:text-box>
        </draw:frame>
        <anim:par presentation:node-type="timing-root">
          <anim:par smil:begin="id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xml:id="id3" draw:id="id3">
        <office:forms form:automatic-focus="false" form:apply-design-mode="false"/>
        <draw:frame presentation:style-name="pr4" draw:text-style-name="P1" draw:layer="layout" svg:width="25.199cm" svg:height="3.506cm" svg:x="1.301cm" svg:y="0cm" presentation:class="title">
          <draw:text-box>
            <text:p text:style-name="P1">Questions???</text:p>
          </draw:text-box>
        </draw:frame>
        <draw:frame presentation:style-name="pr7" draw:text-style-name="P6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xml:id="id4" draw:id="id4">
        <office:forms form:automatic-focus="false" form:apply-design-mode="false"/>
        <draw:frame presentation:style-name="pr8" draw:text-style-name="P1" draw:layer="layout" svg:width="25.199cm" svg:height="3.506cm" svg:x="1.301cm" svg:y="0cm" presentation:class="title">
          <draw:text-box>
            <text:p text:style-name="P1">For More Info</text:p>
          </draw:text-box>
        </draw:fram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p text:style-name="P6">Python Documentation:</text:p>
            <text:list text:style-name="L4">
              <text:list-item>
                <text:p text:style-name="P6">docs.python.org</text:p>
              </text:list-item>
            </text:list>
          </draw:text-box>
        </draw:frame>
        <anim:par presentation:node-type="timing-root">
          <anim:par smil:begin="id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xml:id="id5" draw:id="id5">
        <office:forms form:automatic-focus="false" form:apply-design-mode="false"/>
        <draw:frame presentation:style-name="pr4" draw:text-style-name="P1" draw:layer="layout" svg:width="25.199cm" svg:height="3.506cm" svg:x="1.301cm" svg:y="0cm" presentation:class="title">
          <draw:text-box>
            <text:p text:style-name="P1">Announcements</text:p>
          </draw:text-box>
        </draw:frame>
        <draw:frame presentation:style-name="pr10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">This is the final session for Linux 201. Join us again next semester for Linux 101 and 201!</text:p>
              </text:list-item>
              <text:list-item>
                <text:p text:style-name="P1">Check out the PLUG website at www.purduelug.org and go to the wiki for a link to all resources for all sessions of Linux X01!</text:p>
              </text:list-item>
            </text:list>
          </draw:text-box>
        </draw:frame>
        <anim:par presentation:node-type="timing-root">
          <anim:par smil:begin="id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8pt" style:language-asian="fi" style:country-asian="FI" style:font-style-asian="normal" style:font-weight-asian="normal" style:font-family-complex="'DejaVu Sans'" style:font-family-generic-complex="system" style:font-pitch-complex="variable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4pt" style:language-asian="fi" style:country-asian="FI" style:font-style-asian="normal" style:font-weight-asian="normal" style:font-family-complex="'DejaVu Sans'" style:font-family-generic-complex="system" style:font-pitch-complex="variable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0pt" style:language-asian="fi" style:country-asian="FI" style:font-style-asian="normal" style:font-weight-asian="normal" style:font-family-complex="'DejaVu Sans'" style:font-family-generic-complex="system" style:font-pitch-complex="variable" style:font-size-complex="20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0pt" style:language-asian="fi" style:country-asian="FI" style:font-style-asian="normal" style:font-weight-asian="normal" style:font-family-complex="'DejaVu Sans'" style:font-family-generic-complex="system" style:font-pitch-complex="variable" style:font-size-complex="20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8" draw:layer="backgroundobjects" svg:width="25.199cm" svg:height="13.859cm" svg:x="1.4cm" svg:y="4.914cm" presentation:class="outline">
        <draw:text-box>
          <text:p text:style-name="MP3">Muokkaa jäsennyksen tekstimuotoa napsauttamalla</text:p>
          <text:p text:style-name="MP4">Toinen jäsennystaso</text:p>
          <text:p text:style-name="MP5">Kolmas jäsennystaso</text:p>
          <text:p text:style-name="MP6">Neljäs jäsennystaso</text:p>
          <text:p text:style-name="MP7">Viides jäsennystaso</text:p>
          <text:p text:style-name="MP7">Kuudes jäsennystaso</text:p>
          <text:p text:style-name="MP7">Seitsemäs jäsennystaso</text:p>
          <text:p text:style-name="MP7">Kahdeksas jäsennystaso</text:p>
          <text:p text:style-name="MP7">Yhdeksäs jäsennystaso</text:p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initial-creator>Thor Smith</meta:initial-creator>
    <meta:creation-date>2011-03-26T14:59:46</meta:creation-date>
    <dc:date>2011-04-24T18:59:00</dc:date>
    <dc:language>fi-FI</dc:language>
    <meta:editing-cycles>19</meta:editing-cycles>
    <meta:editing-duration>PT21H2M26S</meta:editing-duration>
    <dc:creator>Spencer Julian</dc:creator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1/share/template/en-US/presnt/Blue.otp"/>
  </office:meta>
</office:document-meta>
</file>